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7" style:family="paragraph" style:parent-style-name="Heading_20_3" style:master-page-name="">
      <style:paragraph-properties fo:break-before="page"/>
      <style:text-properties style:font-name="Helvetica"/>
    </style:style>
    <style:style style:name="P8" style:family="paragraph" style:parent-style-name="Text_20_body">
      <style:text-properties style:font-name="Helvetica1"/>
    </style:style>
    <style:style style:name="P9" style:family="paragraph" style:parent-style-name="Text_20_body" style:list-style-name="L2">
      <style:text-properties style:font-name="Helvetica1"/>
    </style:style>
    <style:style style:name="P10" style:family="paragraph" style:parent-style-name="Text_20_body" style:list-style-name="L3"/>
    <style:style style:name="P11" style:family="paragraph" style:parent-style-name="Heading_20_4">
      <style:text-properties style:font-name="Helvetica1"/>
    </style:style>
    <style:style style:name="P12" style:family="paragraph" style:parent-style-name="Text_20_body" style:list-style-name="L4">
      <style:text-properties style:font-name="Helvetica1"/>
    </style:style>
    <style:style style:name="P13" style:family="paragraph" style:parent-style-name="Text_20_body" style:list-style-name="L5">
      <style:text-properties style:font-name="Helvetica1"/>
    </style:style>
    <style:style style:name="P14" style:family="paragraph" style:parent-style-name="Text_20_body" style:list-style-name="L6">
      <style:text-properties style:font-name="Helvetica1"/>
    </style:style>
    <style:style style:name="P15" style:family="paragraph" style:parent-style-name="Standard">
      <style:text-properties style:font-name="Helvetica1"/>
    </style:style>
    <style:style style:name="T1" style:family="text" style:parent-style-name="Strong_20_Emphasis">
      <style:text-properties style:font-name="Helvetica1"/>
    </style:style>
    <style:style style:name="T2" style:family="text">
      <style:text-properties fo:font-style="italic" style:font-style-asian="italic" style:font-style-complex="italic"/>
    </style:style>
    <style:style style:name="T3" style:family="text" style:parent-style-name="Emphasis">
      <style:text-properties style:font-name="Helvetica1" fo:font-style="normal" style:font-style-asian="normal" style:font-style-complex="normal"/>
    </style:style>
    <style:style style:name="T4" style:family="text" style:parent-style-name="Emphasis">
      <style:text-properties style:font-name="Helvetica1" fo:font-style="italic" style:font-style-asian="italic" style:font-style-complex="italic"/>
    </style:style>
    <style:style style:name="T5" style:family="text" style:parent-style-name="Strong_20_Emphasis">
      <style:text-properties style:font-name="Helvetica1" fo:font-weight="normal" style:font-weight-asian="normal" style:font-weight-complex="normal"/>
    </style:style>
    <style:style style:name="T6" style:family="text" style:parent-style-name="Strong_20_Emphasis">
      <style:text-properties style:font-name="Helvetica1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Helvetica1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Inhaltsverzeichnis</text:p>
          </text:index-title>
          <text:p text:style-name="P5">1. Zielbestimmung<text:tab/>3</text:p>
          <text:p text:style-name="P6">1.1 Musskriterien<text:tab/>3</text:p>
          <text:p text:style-name="P6">1.2 Wunschkriterien<text:tab/>3</text:p>
          <text:p text:style-name="P6">1.3 Abgrenzungskriterien<text:tab/>3</text:p>
          <text:p text:style-name="P5">2. IST-Zustand<text:tab/>3</text:p>
          <text:p text:style-name="P5">3. Produkteinsatz<text:tab/>4</text:p>
          <text:p text:style-name="P6">3.1 Anwendungsbereiche<text:tab/>4</text:p>
          <text:p text:style-name="P6">3.2 Zielgruppen<text:tab/>4</text:p>
          <text:p text:style-name="P5">4. Produktumgebung<text:tab/>4</text:p>
          <text:p text:style-name="P6">4.1 Software<text:tab/>4</text:p>
          <text:p text:style-name="P6">4.2 Hardware<text:tab/>4</text:p>
          <text:p text:style-name="P5">5. Produktfunktionen<text:tab/>4</text:p>
          <text:p text:style-name="P6">5.1 Anforderungen an die Applikationssoftware<text:tab/>4</text:p>
          <text:p text:style-name="P6">5.2 Anforderungen an die Systemplattform<text:tab/>5</text:p>
          <text:p text:style-name="P5">6. Aufbau und Inhalt der Offerte<text:tab/>5</text:p>
          <text:p text:style-name="P5">7. Administratives<text:tab/>5</text:p>
        </text:index-body>
      </text:table-of-content>
      <text:p text:style-name="P1"/>
      <text:h text:style-name="P7" text:outline-level="3"><text:span text:style-name="T1">1. Zielbestimmung</text:span></text:h>
      <text:p text:style-name="P8">Das Brainfuck Studio unterstützt die einfache und komfortable Erstellung von Brainfuck-Applikationen.</text:p>
      <text:h text:style-name="Heading_20_4" text:outline-level="4"><text:span text:style-name="T1">1.1 Musskriterien</text:span></text:h>
      <text:list text:style-name="L2">
        <text:list-item>
          <text:p text:style-name="P9">Verwaltung von mehreren Quelldateien (über Tabulatoren)</text:p>
        </text:list-item>
        <text:list-item>
          <text:p text:style-name="P9">Alle üblichen Aktionen sollen aus dem Editor heraus aufgerufen werden können</text:p>
        </text:list-item>
        <text:list-item>
          <text:p text:style-name="P9">Einfaches Syntax-Highlighting</text:p>
        </text:list-item>
        <text:list-item>
          <text:p text:style-name="P9">Schrittweise Analyse des <text:s/>Codes und Übersicht über den Speicher und dessen Werte</text:p>
        </text:list-item>
        <text:list-item>
          <text:p text:style-name="P9">Spezifikation einer maschinennahen Zwischensprache, die erweiterte Optimierungen zulässt</text:p>
        </text:list-item>
        <text:list-item>
          <text:p text:style-name="P9">Schnittstelle im Compiler, die die Implementierung von mehreren Zielplattformen erlaubt</text:p>
        </text:list-item>
        <text:list-item>
          <text:p text:style-name="P9">Standardnahe, portable Implementation von <text:span text:style-name="T2">brainfuck</text:span></text:p>
        </text:list-item>
      </text:list>
      <text:h text:style-name="Heading_20_4" text:outline-level="4"><text:span text:style-name="T1">1.2 Wunschkriterien</text:span></text:h>
      <text:list text:style-name="L3">
        <text:list-item>
          <text:p text:style-name="P10"><text:span text:style-name="T3">Reibungsloses Cross-Compiling zwischen verbreiteten Plattformen</text:span></text:p>
        </text:list-item>
        <text:list-item>
          <text:p text:style-name="P10"><text:span text:style-name="T3">Software ist unter Windows, Unix und Mac OS X anwendbar</text:span></text:p>
        </text:list-item>
        <text:list-item>
          <text:p text:style-name="P10"><text:span text:style-name="T3">Erweiterte Debugging Funktionen (Definition von Breakpoints)</text:span></text:p>
        </text:list-item>
        <text:list-item>
          <text:p text:style-name="P10"><text:span text:style-name="T3">Definition einer Schnittstelle für Plug-Ins</text:span></text:p>
        </text:list-item>
      </text:list>
      <text:h text:style-name="Heading_20_4" text:outline-level="4"><text:span text:style-name="T1">1.3 Abgrenzungskriterien</text:span></text:h>
      <text:p text:style-name="Text_20_body"><text:span text:style-name="T3">Brainfuck Studio bezieht sich einzig und alleine auf die Programmiersprache </text:span><text:span text:style-name="T4">brainfuck</text:span><text:span text:style-name="T3"> – diverse Dialekte sollen nicht unterstützt werden.</text:span></text:p>
      <text:h text:style-name="Heading_20_3" text:outline-level="3"><text:span text:style-name="T1">2. IST-Zustand</text:span></text:h>
      <text:p text:style-name="Text_20_body"><text:span text:style-name="T5">Integrierte Entwicklungsumgebungen für die Programmiersprache </text:span><text:span text:style-name="T6">brainfuck</text:span><text:span text:style-name="T5">, die den gegebenen Anforderungen gerecht werden, existieren nicht.</text:span></text:p>
      <text:h text:style-name="Heading_20_3" text:outline-level="3"><text:span text:style-name="T1">3. Produkteinsatz</text:span></text:h>
      <text:h text:style-name="Heading_20_4" text:outline-level="4"><text:span text:style-name="T1">3.1 Anwendungsbereiche</text:span></text:h>
      <text:p text:style-name="Text_20_body"><text:span text:style-name="T3">Der Anwendung liegt hauptsächlich im privaten Bereich.</text:span></text:p>
      <text:h text:style-name="Heading_20_4" text:outline-level="4"><text:span text:style-name="T1">3.2 Zielgruppen</text:span></text:h>
      <text:p text:style-name="Text_20_body"><text:span text:style-name="T3">Menschen die Spaß an der Lösung von kniffligen Programmieraufgaben haben.</text:span></text:p>
      <text:h text:style-name="Heading_20_3" text:outline-level="3"><text:span text:style-name="T1">4. Produktumgebung</text:span></text:h>
      <text:h text:style-name="Heading_20_4" text:outline-level="4"><text:span text:style-name="T1">4.1 Software</text:span></text:h>
      <text:p text:style-name="Text_20_body"><text:span text:style-name="T7">Es wird eines der folgenden Betriebssysteme benötigt: </text:span><text:span text:style-name="T3">Microsoft(R) Windows(R), Linux/Unix oder Mac OS (X).</text:span></text:p>
      <text:h text:style-name="Heading_20_4" text:outline-level="4"><text:span text:style-name="T1">4.2 Hardware</text:span></text:h>
      <text:p text:style-name="P8">Vorraussetzung ist ein x86-kompatibler PC oder ein PowerPC.</text:p>
      <text:h text:style-name="Heading_20_3" text:outline-level="3"><text:span text:style-name="T1">5. Produktfunktionen</text:span></text:h>
      <text:h text:style-name="P11" text:outline-level="4">5.1 Anforderungen an die Applikationssoftware</text:h>
      <text:list text:style-name="L4">
        <text:list-item>
          <text:p text:style-name="P12">Texteditor</text:p>
          <text:list>
            <text:list-item>
              <text:p text:style-name="P12">Benutzerschnittstelle soll weitgehend der Usability-Norm EN ISO 9241 – 10 entsprechen.</text:p>
            </text:list-item>
            <text:list-item>
              <text:p text:style-name="P12">Unterstützung von mehreren Sprachen</text:p>
            </text:list-item>
            <text:list-item>
              <text:p text:style-name="P12">Gleichzeitige Bearbeitung von mehreren Quelldateien</text:p>
            </text:list-item>
            <text:list-item>
              <text:p text:style-name="P12">Syntax-Highlighting</text:p>
            </text:list-item>
            <text:list-item>
              <text:p text:style-name="P12">Debugging</text:p>
            </text:list-item>
          </text:list>
        </text:list-item>
        <text:list-item>
          <text:p text:style-name="P12">Brainfuck Parsing Library</text:p>
          <text:list>
            <text:list-item>
              <text:p text:style-name="P12">Analysiert den Code auf Fehler</text:p>
            </text:list-item>
            <text:list-item>
              <text:p text:style-name="P12">Generiert eine maschinensprachen-ähnliche Zwischensprache und optimiert diese.</text:p>
            </text:list-item>
          </text:list>
        </text:list-item>
        <text:list-item>
          <text:p text:style-name="P12">Compiler</text:p>
          <text:list>
            <text:list-item>
              <text:p text:style-name="P12">Übersetzt die von der BPL generierte Zwischensprache in Maschinensprache</text:p>
            </text:list-item>
          </text:list>
        </text:list-item>
        <text:list-item>
          <text:p text:style-name="P12">BIDL</text:p>
          <text:list>
            <text:list-item>
              <text:p text:style-name="P12">Schrittweises Interpretieren</text:p>
            </text:list-item>
            <text:list-item>
              <text:p text:style-name="P12">Überwachung der Werte der Zellen</text:p>
            </text:list-item>
          </text:list>
        </text:list-item>
        <text:list-item>
          <text:p text:style-name="P12">Interpreter</text:p>
          <text:list>
            <text:list-item>
              <text:p text:style-name="P12">Bietet eine Benutzerschnittstelle zur BIDL über die Konsole</text:p>
            </text:list-item>
          </text:list>
        </text:list-item>
      </text:list>
      <text:h text:style-name="P11" text:outline-level="4">5.2 Anforderungen an die Systemplattform</text:h>
      <text:list text:style-name="L5">
        <text:list-item>
          <text:p text:style-name="P13">Systemplattform</text:p>
          <text:list>
            <text:list-item>
              <text:p text:style-name="P13">x86-kompatibler PC</text:p>
            </text:list-item>
            <text:list-item>
              <text:p text:style-name="P13">PowerPC</text:p>
            </text:list-item>
          </text:list>
        </text:list-item>
        <text:list-item>
          <text:p text:style-name="P13">Betriebssystem</text:p>
          <text:list>
            <text:list-item>
              <text:p text:style-name="P13">Microsoft(R) Windows(R)</text:p>
            </text:list-item>
            <text:list-item>
              <text:p text:style-name="P13">POSIX-kompatibles Unix-Betriebssystem</text:p>
            </text:list-item>
            <text:list-item>
              <text:p text:style-name="P13">Mac OS X</text:p>
            </text:list-item>
          </text:list>
        </text:list-item>
      </text:list>
      <text:h text:style-name="Heading_20_3" text:outline-level="3"><text:span text:style-name="T1">6. Aufbau und Inhalt der Offerte</text:span></text:h>
      <text:p text:style-name="P8">Das Brainfuck Studio setzt sich zusammen aus:</text:p>
      <text:list text:style-name="L6">
        <text:list-item>
          <text:p text:style-name="P14">Editor</text:p>
        </text:list-item>
        <text:list-item>
          <text:p text:style-name="P14">Brainfuck Parsing Library (BPL)</text:p>
        </text:list-item>
        <text:list-item>
          <text:p text:style-name="P14">Brainfuck Interpreting and Debugging Library (BIDL)</text:p>
        </text:list-item>
        <text:list-item>
          <text:p text:style-name="P14">Compiler</text:p>
        </text:list-item>
        <text:list-item>
          <text:p text:style-name="P14">Interpreter</text:p>
        </text:list-item>
      </text:list>
      <text:h text:style-name="Heading_20_3" text:outline-level="3"><text:span text:style-name="T1">7. Administratives</text:span></text:h>
      <text:p text:style-name="P15">Brainfuck Studio wird unter der BSD-Lizenz entwickelt und kann über die Web-Adresse <text:a xlink:type="simple" xlink:href="https://developer.berlios.de/projects/bf-dev/">https://developer.berlios.de/projects/bf-dev/</text:a> bezogen werden, wo auch Rückfragen aller Art gestellt werden können. Eine Webseite wird unter <text:a xlink:type="simple" xlink:href="http://bf-dev.berlios.de/">http://bf-dev.berlios.de/</text:a> eingerichte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●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925in" table:align="margins"/>
    </style:style>
    <style:style style:name="HeaderTable.A" style:family="table-column">
      <style:table-column-properties style:column-width="5.8986in" style:rel-column-width="55820*"/>
    </style:style>
    <style:style style:name="HeaderTable.B" style:family="table-column">
      <style:table-column-properties style:column-width="1.0264in" style:rel-column-width="9715*"/>
    </style:style>
    <style:style style:name="HeaderTable.A1" style:family="table-cell">
      <style:table-cell-properties fo:padding="0in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Table_20_Contents">
      <style:paragraph-properties fo:margin-top="0in" fo:margin-bottom="0.0835in" text:number-lines="false" text:line-number="0"/>
      <style:text-properties style:font-name="Helvetica" fo:font-size="10pt" style:font-size-asian="10pt" style:font-size-complex="10pt"/>
    </style:style>
    <style:style style:name="P4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in" svg:y="0in" svg:width="3.2689in" svg:height="0.4535in" draw:z-index="4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3">Pflichtenheft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3 CHD – 2005/06</text:p>
      </style:header>
      <style:footer>
        <text:p text:style-name="P4"><text:date style:data-style-name="N37" text:date-value="2005-12-09T00:10:08" text:fixed="true">09.12.05</text:date><text:tab/><text:tab/><text:page-number text:select-page="current">3</text:page-number>/<text:page-count>5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0-20T19:01:20</meta:creation-date>
    <dc:date>2005-12-09T00:10:31</dc:date>
    <meta:print-date>2005-11-03T21:45:53</meta:print-date>
    <dc:language>de-AT</dc:language>
    <meta:editing-cycles>32</meta:editing-cycles>
    <meta:editing-duration>PT5H34M4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5" meta:paragraph-count="93" meta:word-count="443" meta:character-count="3391"/>
  </office:meta>
</office:document-meta>
</file>